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202a7c"/>
    </style:style>
    <style:style style:name="P2" style:family="paragraph" style:parent-style-name="Standard">
      <style:text-properties officeooo:paragraph-rsid="0026ac8d"/>
    </style:style>
    <style:style style:name="P3" style:family="paragraph" style:parent-style-name="Standard">
      <style:text-properties officeooo:rsid="001d84b2" officeooo:paragraph-rsid="001d84b2"/>
    </style:style>
    <style:style style:name="P4" style:family="paragraph" style:parent-style-name="Standard">
      <style:text-properties officeooo:rsid="001f709f" officeooo:paragraph-rsid="001f709f"/>
    </style:style>
    <style:style style:name="P5" style:family="paragraph" style:parent-style-name="Standard">
      <style:text-properties officeooo:rsid="00202a7c" officeooo:paragraph-rsid="001f709f"/>
    </style:style>
    <style:style style:name="P6" style:family="paragraph" style:parent-style-name="Standard">
      <style:text-properties officeooo:rsid="00216a7b" officeooo:paragraph-rsid="00202a7c"/>
    </style:style>
    <style:style style:name="P7" style:family="paragraph" style:parent-style-name="Standard">
      <style:text-properties officeooo:rsid="00216a7b" officeooo:paragraph-rsid="0022278d"/>
    </style:style>
    <style:style style:name="P8" style:family="paragraph" style:parent-style-name="Standard">
      <style:text-properties officeooo:rsid="0022278d" officeooo:paragraph-rsid="0022278d"/>
    </style:style>
    <style:style style:name="P9" style:family="paragraph" style:parent-style-name="Standard">
      <style:text-properties officeooo:rsid="0022278d" officeooo:paragraph-rsid="0028de70"/>
    </style:style>
    <style:style style:name="P10" style:family="paragraph" style:parent-style-name="Standard">
      <style:text-properties officeooo:rsid="0023c0c3" officeooo:paragraph-rsid="0023c0c3"/>
    </style:style>
    <style:style style:name="P11" style:family="paragraph" style:parent-style-name="Standard">
      <style:text-properties officeooo:rsid="0025852e" officeooo:paragraph-rsid="0023c0c3"/>
    </style:style>
    <style:style style:name="P12" style:family="paragraph" style:parent-style-name="Standard">
      <style:text-properties officeooo:rsid="0026ac8d" officeooo:paragraph-rsid="0026ac8d"/>
    </style:style>
    <style:style style:name="P13" style:family="paragraph" style:parent-style-name="Standard">
      <style:text-properties officeooo:rsid="00281956" officeooo:paragraph-rsid="0026ac8d"/>
    </style:style>
    <style:style style:name="P14" style:family="paragraph" style:parent-style-name="Standard">
      <style:text-properties officeooo:rsid="00281956" officeooo:paragraph-rsid="00281956"/>
    </style:style>
    <style:style style:name="P15" style:family="paragraph" style:parent-style-name="Standard" style:list-style-name="L1">
      <style:paragraph-properties fo:margin-left="-0.0138in" fo:margin-right="0in" fo:text-indent="0.0138in" style:auto-text-indent="false">
        <style:tab-stops/>
      </style:paragraph-properties>
      <style:text-properties officeooo:rsid="00202a7c" officeooo:paragraph-rsid="001f709f"/>
    </style:style>
    <style:style style:name="P16" style:family="paragraph" style:parent-style-name="Standard" style:list-style-name="L2">
      <style:paragraph-properties fo:margin-left="-0.0071in" fo:margin-right="0in" fo:text-indent="-0.0138in" style:auto-text-indent="false">
        <style:tab-stops/>
      </style:paragraph-properties>
      <style:text-properties officeooo:rsid="0025852e" officeooo:paragraph-rsid="0023c0c3"/>
    </style:style>
    <style:style style:name="T1" style:family="text">
      <style:text-properties officeooo:rsid="00202a7c"/>
    </style:style>
    <style:style style:name="T2" style:family="text">
      <style:text-properties officeooo:rsid="00216a7b"/>
    </style:style>
    <style:style style:name="T3" style:family="text">
      <style:text-properties officeooo:rsid="0026ac8d"/>
    </style:style>
    <style:style style:name="T4" style:family="text">
      <style:text-properties officeooo:rsid="00281956"/>
    </style:style>
    <style:style style:name="T5" style:family="text">
      <style:text-properties officeooo:rsid="0028de70"/>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text:p>
      <text:p text:style-name="P3"/>
      <text:p text:style-name="P3"><text:s text:c="2"/>Jedes Jahr wollten mache Personnen einen Neuanfang. Sie möchten einiges anders zu machen. Sie möchten einiges ihre schlecten Gewohnheiten überwinden, sodaß sie die Fehler des alten Jahres nicht wiederholen. Im neuen Jahr beschliessen die meisten Menschen selbst zu verbessern. Aber die zahlreichen Hoffnumgen und Erwartund sind bald vorbei. Solche Menschen hätten realisticher sein müssen., weil alles spästestens Mitte April wieder im alten Trott weiter geht. Leider sind jedoch eineige Menschen nicht konsequent und bald finden sie genügend Aussreden, warum sie ihre gute Vorsätze nicht einhalten können.</text:p>
      <text:p text:style-name="P3"/>
      <text:p text:style-name="P4">II.)</text:p>
      <text:p text:style-name="P4"/>
      <text:p text:style-name="P4">a.) Jedes Jahr wollten viel Menschen yunehmen under mehr Leibsübung machen, weil sie gern gesunder sein hätten.</text:p>
      <text:p text:style-name="P4"/>
      <text:p text:style-name="P4">b.) Sie möchten realisticher Prioritäten setzen, die sie einhalten können und dabei sich wohlfühlen.</text:p>
      <text:p text:style-name="P4"/>
      <text:list xml:id="list1478315514" text:style-name="L1">
        <text:list-header>
          <text:p text:style-name="P15">c.) In der neuen Jahr wollten viele Menschen mehr Kontaklt mit ihrere Familien versuchen zu haben, um ihre Familiebeziehungen beizubehalten.</text:p>
        </text:list-header>
      </text:list>
      <text:p text:style-name="P5"/>
      <text:p text:style-name="P1"><text:span text:style-name="T1">d.) </text:span><text:span text:style-name="T2">Viele Menschen möchten in dem neuen Jahr mehr Geld sparen, weil niemand die Zukunft kennt.</text:span></text:p>
      <text:p text:style-name="P6"/>
      <text:p text:style-name="P8">e.) <text:s/>Viele Menschen, die die Deutschsprache studiern, möchten ihre Sprachkenntnis verbessern.</text:p>
      <text:p text:style-name="P8"/>
      <text:p text:style-name="P9"><text:span text:style-name="T5">f.) Viele Menshen möchten mehr lesen und nicht soviel in der Fernsehen gucken.</text:span></text:p>
      <text:p text:style-name="P7"><text:s text:c="4"/></text:p>
      <text:p text:style-name="P10">III.</text:p>
      <text:p text:style-name="P10">a.) Viele Leute wöllen ihre guten Vorsätze nicht einhalten, weil sie oft viel schlimmer zu erreichen sind, als sie zuerst geglaubt haben.</text:p>
      <text:p text:style-name="P10"/>
      <text:p text:style-name="P10">b.) Viele Leute wöllen ihre guten Vorsätze nicht einhalten, weil side denken, daß sie nicht genug Zeit alles in der Woche haben, was sie vorgehabt haben.</text:p>
      <text:p text:style-name="P10"/>
      <text:list xml:id="list723016909" text:style-name="L2">
        <text:list-item>
          <text:p text:style-name="P16">Sie glauben, daß sie nie abnehmen können, weil sie solange dick gewesen sind.</text:p>
        </text:list-item>
      </text:list>
      <text:p text:style-name="P11"/>
      <text:p text:style-name="P12">IV)</text:p>
      <text:p text:style-name="P12"/>
      <text:p text:style-name="P2"><text:span text:style-name="T3">a.) Ich möchte jeden Tag mein</text:span><text:span text:style-name="T4">e</text:span><text:span text:style-name="T3"> </text:span><text:span text:style-name="T4">Deutschsprachfähigkeiten verbessern.</text:span></text:p>
      <text:p text:style-name="P13"/>
      <text:p text:style-name="P14">b.) Ich möchte meine Gitarre viel öfter spielen und üben.</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urt krueckeberg</meta:initial-creator>
    <meta:creation-date>2011-02-02T09:39:50</meta:creation-date>
    <dc:date>2011-02-02T10:07:57</dc:date>
    <dc:creator>kurt krueckeberg</dc:creator>
    <meta:editing-duration>PT00H27M34S</meta:editing-duration>
    <meta:editing-cycles>9</meta:editing-cycles>
    <meta:generator>OpenOffice.org/3.2$Linux OpenOffice.org_project/320m19$Build-9505</meta:generator>
    <meta:document-statistic meta:table-count="0" meta:image-count="0" meta:object-count="0" meta:page-count="1" meta:paragraph-count="17" meta:word-count="261" meta:character-count="1736"/>
  </office:meta>
</office:document-meta>
</file>